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anopub set</text:p>
          </table:table-cell>
        </table:table-row>
        <table:table-row table:style-name="ro1">
          <table:table-cell office:value-type="string" calcext:value-type="string">
            <text:p>http://bio2rdf.org/bio2rdf_vocabulary:identifier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bio2rdf_vocabulary:namespace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bio2rdf_vocabulary:uri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bio2rdf_vocabulary:x-identifiers.org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absorption 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affected-organism 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brand 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calculated-properties </text:p>
          </table:table-cell>
          <table:table-cell office:value-type="float" office:value="6856" calcext:value-type="float">
            <text:p>6856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carrier 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category 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clearance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ddi-interactor-in 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dosage 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drug-classification-category 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drugbank-id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enzyme 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experimental-properties 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food-interaction 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group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half-life 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indication 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application/clinical</text:p>
          </table:table-cell>
        </table:table-row>
        <table:table-row table:style-name="ro1">
          <table:table-cell office:value-type="string" calcext:value-type="string">
            <text:p>http://bio2rdf.org/drugbank_vocabulary:manufacturer 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mechanism-of-action </text:p>
          </table:table-cell>
          <table:table-cell office:value-type="float" office:value="2493" calcext:value-type="float">
            <text:p>2493</text:p>
          </table:table-cell>
          <table:table-cell table:style-name="ce2"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mixture 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packager 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patent 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product 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production/legal</text:p>
          </table:table-cell>
        </table:table-row>
        <table:table-row table:style-name="ro1">
          <table:table-cell office:value-type="string" calcext:value-type="string">
            <text:p>http://bio2rdf.org/drugbank_vocabulary:protein-binding 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route-of-elimination 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salt 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synonym 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target </text:p>
          </table:table-cell>
          <table:table-cell office:value-type="float" office:value="6668" calcext:value-type="float">
            <text:p>6668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toxicity 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chemical/biological</text:p>
          </table:table-cell>
        </table:table-row>
        <table:table-row table:style-name="ro1">
          <table:table-cell office:value-type="string" calcext:value-type="string">
            <text:p>http://bio2rdf.org/drugbank_vocabulary:transporter 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(separate relation nanopub)</text:p>
          </table:table-cell>
        </table:table-row>
        <table:table-row table:style-name="ro1">
          <table:table-cell office:value-type="string" calcext:value-type="string">
            <text:p>http://bio2rdf.org/drugbank_vocabulary:volume-of-distribution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http://bio2rdf.org/drugbank_vocabulary:x-ahfs 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atc 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bindingdb 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cas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chebi 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chemspider 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dpd 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genbank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gtp 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iuphar 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kegg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ndc 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db 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harmgkb 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ubchemcompound 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pubchemsubstance 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uniprot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bio2rdf.org/drugbank_vocabulary:x-wikipedia 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purl.org/dc/terms/description 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purl.org/dc/terms/identifier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purl.org/dc/terms/title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rdfs.org/ns/void#inDataset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(all)</text:p>
          </table:table-cell>
        </table:table-row>
        <table:table-row table:style-name="ro1">
          <table:table-cell office:value-type="string" calcext:value-type="string">
            <text:p>http://www.w3.org/1999/02/22-rdf-syntax-ns#type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(all)</text:p>
          </table:table-cell>
        </table:table-row>
        <table:table-row table:style-name="ro1">
          <table:table-cell office:value-type="string" calcext:value-type="string">
            <text:p>http://www.w3.org/2000/01/rdf-schema#label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(all)</text:p>
          </table:table-cell>
        </table:table-row>
        <table:table-row table:style-name="ro1">
          <table:table-cell office:value-type="string" calcext:value-type="string">
            <text:p>http://www.w3.org/2000/01/rdf-schema#seeAlso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>
          <table:table-cell office:value-type="string" calcext:value-type="string">
            <text:p>http://www.w3.org/2002/07/owl#sameAs </text:p>
          </table:table-cell>
          <table:table-cell office:value-type="float" office:value="7740" calcext:value-type="float">
            <text:p>7740</text:p>
          </table:table-cell>
          <table:table-cell office:value-type="string" calcext:value-type="string">
            <text:p>core</text:p>
          </table:table-cell>
        </table:table-row>
        <table:table-row table:style-name="ro1" table:number-rows-repeated="10485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3:28:12.155639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Kuhn</meta:initial-creator>
    <meta:creation-date>2015-02-18T08:04:47.448825553</meta:creation-date>
    <dc:date>2015-02-18T13:42:32.125719386</dc:date>
    <dc:creator>Tobias Kuhn</dc:creator>
    <meta:editing-duration>PT36M1S</meta:editing-duration>
    <meta:editing-cycles>3</meta:editing-cycles>
    <meta:generator>LibreOffice/4.3.3.2$Linux_X86_64 LibreOffice_project/430m0$Build-2</meta:generator>
    <meta:document-statistic meta:table-count="1" meta:cell-count="186" meta:object-count="0"/>
  </office:meta>
</office:document-meta>
</file>